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WDn7AZGrFmx3qdyfwjI2H5Q0h3w7h32kCub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7:08:39.892099148</meta:creation-date>
    <dc:date>2023-12-19T17:09:27.514386098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